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b5e9b" draw:fill-color="#55308d" draw:opacity="100%" draw:textarea-horizontal-align="justify" draw:textarea-vertical-align="top" draw:auto-grow-height="false" fo:min-height="2.29cm" fo:min-width="11.247cm" draw:shadow="hidden"/>
      <style:paragraph-properties style:writing-mode="lr-tb"/>
    </style:style>
    <style:style style:name="gr2" style:family="graphic" style:parent-style-name="standard">
      <style:graphic-properties draw:stroke="none" svg:stroke-color="#000000" draw:fill-color="#6b5e9b" draw:textarea-horizontal-align="justify" draw:textarea-vertical-align="middle" draw:auto-grow-height="false" fo:min-height="1.02cm" fo:min-width="3.104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-color="#6b5e9b" draw:textarea-horizontal-align="justify" draw:textarea-vertical-align="middle" draw:auto-grow-height="false" fo:min-height="1.02cm" fo:min-width="2.803cm" draw:shadow="hidden"/>
      <style:paragraph-properties style:writing-mode="lr-tb"/>
    </style:style>
    <style:style style:name="gr4" style:family="graphic" style:parent-style-name="standard">
      <style:graphic-properties svg:stroke-color="#3465a4" draw:fill-color="#2a6099" draw:opacity="100%" draw:textarea-horizontal-align="justify" draw:textarea-vertical-align="middle" draw:auto-grow-height="false" fo:min-height="1.655cm" fo:min-width="11.247cm"/>
      <style:paragraph-properties style:writing-mode="lr-tb"/>
    </style:style>
    <style:style style:name="gr5" style:family="graphic" style:parent-style-name="standard">
      <style:graphic-properties svg:stroke-color="#50938a" draw:fill-color="#158466" draw:textarea-horizontal-align="justify" draw:textarea-vertical-align="middle" draw:auto-grow-height="false" fo:min-height="1.655cm" fo:min-width="11.247cm"/>
      <style:paragraph-properties style:writing-mode="lr-tb"/>
    </style:style>
    <style:style style:name="gr6" style:family="graphic" style:parent-style-name="standard">
      <style:graphic-properties svg:stroke-color="#5eb91e" draw:fill-color="#bbe33d" draw:textarea-horizontal-align="justify" draw:textarea-vertical-align="middle" draw:auto-grow-height="false" fo:min-height="1.655cm" fo:min-width="5.215cm"/>
      <style:paragraph-properties style:writing-mode="lr-tb"/>
    </style:style>
    <style:style style:name="gr7" style:family="graphic" style:parent-style-name="standard">
      <style:graphic-properties svg:stroke-color="#50938a" draw:fill-color="#158466" draw:textarea-horizontal-align="justify" draw:textarea-vertical-align="middle" draw:auto-grow-height="false" fo:min-height="1.655cm" fo:min-width="5.215cm"/>
      <style:paragraph-properties style:writing-mode="lr-tb"/>
    </style:style>
    <style:style style:name="gr8" style:family="graphic" style:parent-style-name="standard">
      <style:graphic-properties svg:stroke-color="#3465a4" draw:fill-color="#2a6099" draw:opacity="100%" draw:textarea-horizontal-align="justify" draw:textarea-vertical-align="middle" draw:auto-grow-height="false" fo:min-height="1.655cm" fo:min-width="5.2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0" style:family="graphic" style:parent-style-name="standard">
      <style:graphic-properties svg:stroke-color="#813709" draw:fill-color="#50200c" draw:textarea-horizontal-align="justify" draw:textarea-vertical-align="middle" draw:auto-grow-height="false" fo:min-height="1.655cm" fo:min-width="5.215cm"/>
      <style:paragraph-properties style:writing-mode="lr-tb"/>
    </style:style>
    <style:style style:name="gr11" style:family="graphic" style:parent-style-name="standard">
      <style:graphic-properties svg:stroke-color="#813709" draw:fill-color="#50200c" draw:textarea-horizontal-align="justify" draw:textarea-vertical-align="middle" draw:auto-grow-height="false" fo:min-height="0.703cm" fo:min-width="5.215cm"/>
      <style:paragraph-properties style:writing-mode="lr-tb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loext:graphic-properties draw:fill-color="#55308d" draw:opacity="100%"/>
      <style:paragraph-properties fo:text-align="center"/>
      <style:text-properties fo:color="#ffffff" loext:opacity="100%"/>
    </style:style>
    <style:style style:name="P3" style:family="paragraph">
      <loext:graphic-properties draw:fill-color="#6b5e9b"/>
      <style:paragraph-properties fo:text-align="center"/>
      <style:text-properties fo:color="#ffffff" loext:opacity="100%"/>
    </style:style>
    <style:style style:name="P4" style:family="paragraph">
      <loext:graphic-properties draw:fill-color="#2a6099" draw:opacity="100%"/>
      <style:paragraph-properties fo:text-align="center"/>
      <style:text-properties fo:color="#ffffff" loext:opacity="100%"/>
    </style:style>
    <style:style style:name="P5" style:family="paragraph">
      <loext:graphic-properties draw:fill-color="#158466"/>
      <style:paragraph-properties fo:text-align="center"/>
      <style:text-properties fo:color="#ffffff" loext:opacity="100%"/>
    </style:style>
    <style:style style:name="P6" style:family="paragraph">
      <style:paragraph-properties fo:text-align="center"/>
      <style:text-properties fo:color="#000000" loext:opacity="100%"/>
    </style:style>
    <style:style style:name="P7" style:family="paragraph">
      <loext:graphic-properties draw:fill-color="#bbe33d"/>
      <style:paragraph-properties fo:text-align="center"/>
      <style:text-properties fo:color="#000000" loext:opacity="100%"/>
    </style:style>
    <style:style style:name="P8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9" style:family="paragraph">
      <loext:graphic-properties draw:fill-color="#50200c"/>
      <style:paragraph-properties fo:text-align="center"/>
      <style:text-properties fo:color="#ffffff" loext:opacity="100%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1.747cm" svg:height="2.54cm" svg:x="3.222cm" svg:y="19.097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04cm" svg:height="1.27cm" svg:x="3.539cm" svg:y="20.049cm">
          <text:p text:style-name="P1">Filesyste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3cm" svg:height="1.27cm" svg:x="7.444cm" svg:y="20.049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04cm" svg:height="1.27cm" svg:x="11.048cm" svg:y="20.049cm">
          <text:p text:style-name="P1">Periphera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747cm" svg:height="1.905cm" svg:x="3.222cm" svg:y="16.87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747cm" svg:height="1.905cm" svg:x="3.222cm" svg:y="14.652cm">
          <text:p text:style-name="P1">GNU/Linux Distributio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15cm" svg:height="1.905cm" svg:x="3.222cm" svg:y="12.43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15cm" svg:height="1.905cm" svg:x="9.254cm" svg:y="12.43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15cm" svg:height="1.905cm" svg:x="16.875cm" svg:y="12.43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15cm" svg:height="1.905cm" svg:x="22.906cm" svg:y="5.762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747cm" svg:height="1.905cm" svg:x="16.875cm" svg:y="14.652cm">
          <text:p text:style-name="P1">GNU/Linux</text:p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15cm" svg:height="1.905cm" svg:x="22.907cm" svg:y="7.984cm">
          <text:p text:style-name="P1">GNU/Linux</text:p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747cm" svg:height="1.905cm" svg:x="16.875cm" svg:y="16.875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715cm" svg:height="1.905cm" svg:x="22.907cm" svg:y="10.207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747cm" svg:height="2.54cm" svg:x="16.875cm" svg:y="19.097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04cm" svg:height="1.27cm" svg:x="17.192cm" svg:y="20.049cm">
          <text:p text:style-name="P1">Filesyste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3cm" svg:height="1.27cm" svg:x="21.097cm" svg:y="20.049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04cm" svg:height="1.27cm" svg:x="24.701cm" svg:y="20.049cm">
          <text:p text:style-name="P1">Peripheral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1.748cm" svg:height="1.588cm" svg:x="3.222cm" svg:y="22.272cm">
          <draw:text-box>
            <text:p text:style-name="P1"><text:span text:style-name="T1">Normal system</text:span></text:p>
          </draw:text-box>
        </draw:frame>
        <draw:frame draw:style-name="gr9" draw:text-style-name="P8" draw:layer="layout" svg:width="11.748cm" svg:height="1.588cm" svg:x="16.875cm" svg:y="22.272cm">
          <draw:text-box>
            <text:p text:style-name="P1"><text:span text:style-name="T1">Using a virtual machine</text:span></text:p>
          </draw:text-box>
        </draw:frame>
        <draw:frame draw:style-name="gr9" draw:text-style-name="P8" draw:layer="layout" svg:width="11.748cm" svg:height="1.588cm" svg:x="30.527cm" svg:y="22.272cm">
          <draw:text-box>
            <text:p text:style-name="P1"><text:span text:style-name="T1">Using a OS-level containerisation</text:span></text:p>
          </draw:text-box>
        </draw:frame>
        <draw:frame draw:style-name="gr9" draw:text-style-name="P8" draw:layer="layout" svg:width="11.748cm" svg:height="1.825cm" svg:x="43.862cm" svg:y="22.272cm">
          <draw:text-box>
            <text:p text:style-name="P1"><text:span text:style-name="T1">Using an application-level containerisation</text:span></text:p>
          </draw:text-box>
        </draw:frame>
        <draw:custom-shape draw:style-name="gr10" draw:text-style-name="P9" draw:layer="layout" svg:width="5.715cm" svg:height="1.905cm" svg:x="22.907cm" svg:y="12.43cm">
          <text:p text:style-name="P1">Virtual Machine</text:p>
          <text:p text:style-name="P1">Softwar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15cm" svg:height="1.905cm" svg:x="30.527cm" svg:y="12.43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15cm" svg:height="1.905cm" svg:x="36.56cm" svg:y="8.937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747cm" svg:height="1.905cm" svg:x="30.527cm" svg:y="14.652cm">
          <text:p text:style-name="P1">GNU/Linux</text:p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15cm" svg:height="1.905cm" svg:x="36.561cm" svg:y="11.159cm">
          <text:p text:style-name="P1">GNU/Linux</text:p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747cm" svg:height="1.905cm" svg:x="30.527cm" svg:y="16.875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747cm" svg:height="2.54cm" svg:x="30.527cm" svg:y="19.097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04cm" svg:height="1.27cm" svg:x="30.844cm" svg:y="20.049cm">
          <text:p text:style-name="P1">Filesyste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3cm" svg:height="1.27cm" svg:x="34.749cm" svg:y="20.049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04cm" svg:height="1.27cm" svg:x="38.353cm" svg:y="20.049cm">
          <text:p text:style-name="P1">Peripheral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715cm" svg:height="0.953cm" svg:x="36.559cm" svg:y="13.382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15cm" svg:height="1.905cm" svg:x="43.862cm" svg:y="12.43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15cm" svg:height="1.905cm" svg:x="49.895cm" svg:y="11.16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747cm" svg:height="1.905cm" svg:x="43.862cm" svg:y="14.652cm">
          <text:p text:style-name="P1">GNU/Linux</text:p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747cm" svg:height="1.905cm" svg:x="43.862cm" svg:y="16.875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747cm" svg:height="2.54cm" svg:x="43.862cm" svg:y="19.097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04cm" svg:height="1.27cm" svg:x="44.179cm" svg:y="20.049cm">
          <text:p text:style-name="P1">Filesyste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3cm" svg:height="1.27cm" svg:x="48.084cm" svg:y="20.049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04cm" svg:height="1.27cm" svg:x="51.688cm" svg:y="20.049cm">
          <text:p text:style-name="P1">Peripheral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715cm" svg:height="0.953cm" svg:x="49.894cm" svg:y="13.382cm">
          <text:p text:style-name="P1">Contain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4T14:34:16.671376461</meta:creation-date>
    <dc:date>2021-09-14T16:27:20.718965485</dc:date>
    <meta:editing-duration>PT1H47M35S</meta:editing-duration>
    <meta:editing-cycles>12</meta:editing-cycles>
    <meta:generator>LibreOffice/7.1.5.2$Linux_X86_64 LibreOffice_project/10$Build-2</meta:generator>
    <meta:document-statistic meta:object-count="42"/>
  </office:meta>
</office:document-meta>
</file>